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Helvetica"/>
    </style:style>
    <style:style style:name="P2" style:family="paragraph" style:parent-style-name="Standard">
      <style:paragraph-properties fo:text-align="end" style:justify-single-word="false"/>
      <style:text-properties style:font-name="Helvetica" fo:font-size="11pt" officeooo:rsid="001ce78a" officeooo:paragraph-rsid="001ce78a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Helvetica" fo:font-size="11pt" fo:font-style="italic" style:font-size-asian="11pt" style:font-style-asian="italic" style:font-size-complex="11pt" style:font-style-complex="italic"/>
    </style:style>
    <style:style style:name="P4" style:family="paragraph" style:parent-style-name="Text_20_body">
      <style:text-properties style:font-name="Helvetica" officeooo:rsid="001ce78a" officeooo:paragraph-rsid="001ce78a"/>
    </style:style>
    <style:style style:name="P5" style:family="paragraph" style:parent-style-name="Text_20_body">
      <style:text-properties officeooo:rsid="001ea9d1" officeooo:paragraph-rsid="001ea9d1"/>
    </style:style>
    <style:style style:name="P6" style:family="paragraph" style:parent-style-name="Text_20_body" style:list-style-name="L1">
      <style:text-properties officeooo:rsid="001ea9d1" officeooo:paragraph-rsid="001ea9d1"/>
    </style:style>
    <style:style style:name="P7" style:family="paragraph" style:parent-style-name="Text_20_body" style:list-style-name="L2">
      <style:text-properties officeooo:rsid="001ea9d1" officeooo:paragraph-rsid="001ea9d1"/>
    </style:style>
    <style:style style:name="P8" style:family="paragraph" style:parent-style-name="Text_20_body" style:list-style-name="L1">
      <style:text-properties officeooo:rsid="0021b387" officeooo:paragraph-rsid="0021b387"/>
    </style:style>
    <style:style style:name="P9" style:family="paragraph" style:parent-style-name="Text_20_body" style:list-style-name="L1">
      <style:text-properties officeooo:rsid="001ff337" officeooo:paragraph-rsid="001ff337"/>
    </style:style>
    <style:style style:name="P10" style:family="paragraph" style:parent-style-name="Text_20_body" style:list-style-name="L2">
      <style:text-properties officeooo:rsid="001ff337" officeooo:paragraph-rsid="001ff337"/>
    </style:style>
    <style:style style:name="P11" style:family="paragraph" style:parent-style-name="Text_20_body" style:list-style-name="L1">
      <style:text-properties officeooo:rsid="00291cde" officeooo:paragraph-rsid="00291cde"/>
    </style:style>
    <style:style style:name="P12" style:family="paragraph" style:parent-style-name="Text_20_body" style:list-style-name="L2">
      <style:text-properties officeooo:rsid="00291cde" officeooo:paragraph-rsid="002d7ec5"/>
    </style:style>
    <style:style style:name="P13" style:family="paragraph" style:parent-style-name="Text_20_body" style:list-style-name="L2">
      <style:text-properties officeooo:rsid="0023f6f5" officeooo:paragraph-rsid="0023f6f5"/>
    </style:style>
    <style:style style:name="P14" style:family="paragraph" style:parent-style-name="Text_20_body" style:list-style-name="L2">
      <style:text-properties officeooo:rsid="002d7ec5" officeooo:paragraph-rsid="00291cde"/>
    </style:style>
    <style:style style:name="P15" style:family="paragraph" style:parent-style-name="Text_20_body" style:list-style-name="L2">
      <style:text-properties officeooo:rsid="002d7ec5" officeooo:paragraph-rsid="002d7ec5"/>
    </style:style>
    <style:style style:name="P16" style:family="paragraph" style:parent-style-name="Text_20_body">
      <style:text-properties officeooo:rsid="002df092" officeooo:paragraph-rsid="002df092"/>
    </style:style>
    <style:style style:name="P17" style:family="paragraph" style:parent-style-name="Heading_20_3">
      <style:text-properties officeooo:rsid="001ea9d1" officeooo:paragraph-rsid="001ea9d1"/>
    </style:style>
    <style:style style:name="T1" style:family="text">
      <style:text-properties officeooo:rsid="001ea9d1"/>
    </style:style>
    <style:style style:name="T2" style:family="text">
      <style:text-properties officeooo:rsid="001ff337"/>
    </style:style>
    <style:style style:name="T3" style:family="text">
      <style:text-properties officeooo:rsid="002235fa"/>
    </style:style>
    <style:style style:name="T4" style:family="text">
      <style:text-properties officeooo:rsid="002503e2"/>
    </style:style>
    <style:style style:name="T5" style:family="text">
      <style:text-properties officeooo:rsid="0025728f"/>
    </style:style>
    <style:style style:name="T6" style:family="text">
      <style:text-properties officeooo:rsid="002ae234"/>
    </style:style>
    <style:style style:name="T7" style:family="text">
      <style:text-properties officeooo:rsid="002eb6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 d<text:span text:style-name="T2">es fonctionnalités à implémenter</text:span></text:p>
      <text:p text:style-name="P2"/>
      <text:p text:style-name="P2"/>
      <text:p text:style-name="P2"/>
      <text:p text:style-name="P3">Dernière mise à jour : 02/06/2020</text:p>
      <text:p text:style-name="P3"/>
      <text:h text:style-name="Heading_20_3" text:outline-level="3">Idée générale</text:h>
      <text:p text:style-name="Text_20_body">Il s'agirait d'un jeu de parcours en 3D. L'idée serait de garder un aspect "course de billes" avec plusieurs checkpoints à valider le long du parcours. <text:span text:style-name="T1">Le jeu s'inspire également de Lonely Mountains : Downhill. Le joueur évoluerait dans un univers Low-Poly avec différents niveaux épurés. <text:s/></text:span></text:p>
      <text:p text:style-name="P4"/>
      <text:h text:style-name="Heading_20_3" text:outline-level="3">Fonctionnalités essentielles</text:h>
      <text:list xml:id="list4402664789538768935" text:style-name="L1">
        <text:list-item>
          <text:p text:style-name="P6">Déplacements : "ZQSD" et / ou fléches directionnelles </text:p>
        </text:list-item>
        <text:list-item>
          <text:p text:style-name="P8">Principe de "saut" avec la barre espace. </text:p>
        </text:list-item>
        <text:list-item>
          <text:p text:style-name="P6">Système de checkpoints</text:p>
        </text:list-item>
        <text:list-item>
          <text:p text:style-name="P6">Retour au dernier checkpoint en cas de chute</text:p>
        </text:list-item>
        <text:list-item>
          <text:p text:style-name="P6">Système de caméra (soit caméra en vue proche de la bille , soit vue lointaine et qui tourne autour du niveau / suit le niveau. </text:p>
        </text:list-item>
        <text:list-item>
          <text:p text:style-name="P9">Avoir UN niveau entièrement jouable de A à Z <text:span text:style-name="T4">+ des détails dans le niveau</text:span></text:p>
        </text:list-item>
        <text:list-item>
          <text:p text:style-name="P11">Interface minimale : pouvoir quitter le niveau en cours / quitter le jeu / relancer niveau</text:p>
        </text:list-item>
      </text:list>
      <text:p text:style-name="P5"/>
      <text:h text:style-name="P17" text:outline-level="3">Fonctionnalités bonus</text:h>
      <text:list xml:id="list4069500503185823446" text:style-name="L2">
        <text:list-item>
          <text:p text:style-name="P7">Timer <text:span text:style-name="T3">total sur le niveau </text:span>+ temps entre les checkpoints</text:p>
        </text:list-item>
        <text:list-item>
          <text:p text:style-name="P7">Autre participant (IA) <text:span text:style-name="T6">(mode course contre l'adversaire ? )</text:span></text:p>
        </text:list-item>
        <text:list-item>
          <text:p text:style-name="P10">Avoir PLUSIEURS niveaux jouables</text:p>
        </text:list-item>
        <text:list-item>
          <text:p text:style-name="P13">Musique originale : <text:span text:style-name="T5">Une musique très discrète et calme, sons de la nature</text:span></text:p>
        </text:list-item>
        <text:list-item>
          <text:p text:style-name="P12">Interface renforcée : Choix du niveau / options et réglages / voir les meilleurs temps</text:p>
        </text:list-item>
        <text:list-item>
          <text:p text:style-name="P15">Ajout de "destructibles" : cones de circulations , tas de pneus etc...</text:p>
          <text:p text:style-name="P14"/>
        </text:list-item>
      </text:list>
      <text:h text:style-name="Heading_20_3" text:outline-level="3">Extra ressources</text:h>
      <text:p text:style-name="P16"><text:span text:style-name="T7">Preload scene : </text:span><text:a xlink:type="simple" xlink:href="https://stackoverflow.com/questions/35890932/unity-game-manager-script-works-only-one-time/35891919#35891919" text:style-name="Internet_20_link" text:visited-style-name="Visited_20_Internet_20_Link">https://stackoverflow.com/questions/35890932/unity-game-manager-script-works-only-one-time/35891919#35891919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Helvetica" fo:font-family="Helvetica" style:font-family-generic="swiss" fo:font-size="11pt" officeooo:rsid="001ce78a" style:font-size-asian="11pt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Helvetica" fo:font-family="Helvetica" style:font-family-generic="swis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54S</meta:editing-duration>
    <meta:editing-cycles>17</meta:editing-cycles>
    <meta:generator>LibreOffice/5.0.5.2$Windows_x86 LibreOffice_project/55b006a02d247b5f7215fc6ea0fde844b30035b3</meta:generator>
    <dc:date>2020-06-03T09:27:51.231000000</dc:date>
    <meta:document-statistic meta:table-count="0" meta:image-count="0" meta:object-count="0" meta:page-count="1" meta:paragraph-count="22" meta:word-count="228" meta:character-count="1413" meta:non-whitespace-character-count="1214"/>
    <meta:user-defined meta:name="Info 1"/>
    <meta:user-defined meta:name="Info 2"/>
    <meta:user-defined meta:name="Info 3"/>
    <meta:user-defined meta:name="Info 4"/>
  </office:meta>
</office:document-meta>
</file>